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dence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`mirna_id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exp_count`</text:p>
          </table:table-cell>
          <table:table-cell office:value-type="string" calcext:value-type="string">
            <text:p>int(5)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5p_count`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5p_raw_count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3p_count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3p_raw_count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5p_consistent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5p_mature_consistent`</text:p>
          </table:table-cell>
          <table:table-cell office:value-type="string" calcext:value-type="string">
            <text:p>Decimal(4,0)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3p_consistent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3p_mature_consistent`</text:p>
          </table:table-cell>
          <table:table-cell office:value-type="string" calcext:value-type="string">
            <text:p>Decimal(4,0)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5p_overhang`</text:p>
          </table:table-cell>
          <table:table-cell office:value-type="string" calcext:value-type="string">
            <text:p>int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`3p_overhang`</text:p>
          </table:table-cell>
          <table:table-cell office:value-type="string" calcext:value-type="string">
            <text:p>int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`energy_precursor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`energy_by_length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paired_hairpin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`mirdeep_score`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</text:p>
          </table:table-cell>
          <table:table-cell/>
        </table:table-row>
      </table:table>
      <table:table table:name="COnfidence score" table:style-name="ta1"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confidence`</text:p>
          </table:table-cell>
          <table:table-cell office:value-type="string" calcext:value-type="string">
            <text:p>int(2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</table:table>
      <table:table table:name="dead_mirna" table:style-name="ta1"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mirna_acc`</text:p>
          </table:table-cell>
          <table:table-cell office:value-type="string" calcext:value-type="string">
            <text:p>varchar(9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`mirna_id`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`previous_id`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forward_to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comment`</text:p>
          </table:table-cell>
          <table:table-cell office:value-type="string" calcext:value-type="string">
            <text:p>mediumtext</text:p>
          </table:table-cell>
          <table:table-cell table:number-columns-repeated="4"/>
        </table:table-row>
      </table:table>
      <table:table table:name="literature_referenc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`auto_lit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`medline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title`</text:p>
          </table:table-cell>
          <table:table-cell office:value-type="string" calcext:value-type="string">
            <text:p>tiny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author`</text:p>
          </table:table-cell>
          <table:table-cell office:value-type="string" calcext:value-type="string">
            <text:p>tiny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journal`</text:p>
          </table:table-cell>
          <table:table-cell office:value-type="string" calcext:value-type="string">
            <text:p>tinytext</text:p>
          </table:table-cell>
          <table:table-cell table:number-columns-repeated="4"/>
        </table:table-row>
      </table:table>
      <table:table table:name="mature_database_link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ature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auto_db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link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display_name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`mature_database_links`</text:p>
          </table:table-cell>
          <table:table-cell office:value-type="string" calcext:value-type="string">
            <text:p>(`auto_mature`</text:p>
          </table:table-cell>
          <table:table-cell office:value-type="string" calcext:value-type="string">
            <text:p>`auto_db`</text:p>
          </table:table-cell>
          <table:table-cell office:value-type="string" calcext:value-type="string">
            <text:p>`link`(100))</text:p>
          </table:table-cell>
          <table:table-cell/>
        </table:table-row>
      </table:table>
      <table:table table:name="mature_database_ur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`auto_db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`display_name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`url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`type`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mirna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mirna_acc`</text:p>
          </table:table-cell>
          <table:table-cell office:value-type="string" calcext:value-type="string">
            <text:p>varchar(9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mirna_id`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previous_mirna_id`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description`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sequence`</text:p>
          </table:table-cell>
          <table:table-cell office:value-type="string" calcext:value-type="string">
            <text:p>blo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omment`</text:p>
          </table:table-cell>
          <table:table-cell office:value-type="string" calcext:value-type="string">
            <text:p>longtex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auto_species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dead_flag`</text:p>
          </table:table-cell>
          <table:table-cell office:value-type="string" calcext:value-type="string">
            <text:p>tinyint(1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</table:table>
      <table:table table:name="mirna_2_prefam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auto_prefam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</table:table>
      <table:table table:name="mirna_chromosome_build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xsome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contig_start`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contig_end`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strand`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</table:table>
      <table:table table:name="mirna_context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transcript_id`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overlap_sense`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overlap_type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number`</text:p>
          </table:table-cell>
          <table:table-cell office:value-type="string" calcext:value-type="string">
            <text:p>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transcript_source`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transcript_name`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</table:table>
      <table:table table:name="mirna_database_link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auto_db`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link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display_name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</table:table>
      <table:table table:name="mirna_database_ur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`auto_db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`display_name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`url`</text:p>
          </table:table-cell>
          <table:table-cell office:value-type="string" calcext:value-type="string">
            <text:p>tiny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mirna_literature_reference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auto_lit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comment`</text:p>
          </table:table-cell>
          <table:table-cell office:value-type="string" calcext:value-type="string">
            <text:p>mediumtex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order_added`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</table:table>
      <table:table table:name="mirna_mature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`auto_mature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`mature_name`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/>
          <table:table-cell office:value-type="string" calcext:value-type="string">
            <text:p>`previous_mature_id`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`mature_acc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/>
          <table:table-cell office:value-type="string" calcext:value-type="string">
            <text:p>`evidence`</text:p>
          </table:table-cell>
          <table:table-cell office:value-type="string" calcext:value-type="string">
            <text:p>medium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experiment`</text:p>
          </table:table-cell>
          <table:table-cell office:value-type="string" calcext:value-type="string">
            <text:p>medium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similarity`</text:p>
          </table:table-cell>
          <table:table-cell office:value-type="string" calcext:value-type="string">
            <text:p>medium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dead_flag`</text:p>
          </table:table-cell>
          <table:table-cell office:value-type="string" calcext:value-type="string">
            <text:p>int(2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mirna_pre_matur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`auto_mirna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auto_mature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/>
          <table:table-cell office:value-type="string" calcext:value-type="string">
            <text:p>`mature_from`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mature_to`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</table:table>
      <table:table table:name="mirna_prefam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`auto_prefam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prefam_acc`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/>
          <table:table-cell office:value-type="string" calcext:value-type="string">
            <text:p>`prefam_id`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/>
          <table:table-cell office:value-type="string" calcext:value-type="string">
            <text:p>`description`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</table:table>
      <table:table table:name="mirna_specie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`auto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`organism`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division`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name`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taxo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taxonomy`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genome_assembly`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genome_accession`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`ensembl_db`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ULL</text:p>
          </table:table-cell>
          <table:table-cell/>
        </table:table-row>
      </table:table>
      <table:table table:name="diseas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`auto_mature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`disease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</table:table>
      <table:table table:name="mirna_seed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`auto_mature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`seed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`probability`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'</text:p>
          </table:table-cell>
        </table:table-row>
      </table:table>
      <table:table table:name="binding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`mrna`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binding_site`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`sequence`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`source`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mirna_mature`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probability`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</table:table-row>
      </table:table>
      <table:table table:name="gene_bank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`gene`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`condition`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`source`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1:14:20.362729723</meta:creation-date>
    <meta:editing-duration>PT19S</meta:editing-duration>
    <meta:editing-cycles>2</meta:editing-cycles>
    <meta:generator>LibreOffice/7.3.7.2$Linux_X86_64 LibreOffice_project/30$Build-2</meta:generator>
    <dc:date>2024-05-31T11:14:37.861658649</dc:date>
    <meta:document-statistic meta:table-count="21" meta:cell-count="495" meta:object-count="0"/>
  </office:meta>
</office:document-meta>
</file>